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Header">
      <style:text-properties fo:font-size="13pt" style:font-size-asian="13pt" style:font-size-complex="13pt"/>
    </style:style>
    <style:style style:name="P2" style:family="paragraph" style:parent-style-name="Footer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center" style:justify-single-word="fals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6" style:family="paragraph" style:parent-style-name="Standard">
      <style:paragraph-properties fo:text-align="center" style:justify-single-word="false" fo:break-before="page" fo:background-color="transparent">
        <style:background-image/>
      </style:paragraph-properties>
    </style:style>
    <style:style style:name="P7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13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cc99" style:font-name="Apple SD Gothic Neo" fo:font-size="15pt" style:font-size-asian="15pt" style:font-size-complex="15pt" fo:hyphenate="false" fo:hyphenation-remain-char-count="0" fo:hyphenation-push-char-count="0"/>
    </style:style>
    <style:style style:name="P14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6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7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8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9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0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1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3pt" fo:font-weight="bold" fo:background-color="transparent" style:font-size-asian="13pt" style:font-weight-asian="bold" style:font-size-complex="13pt" style:font-weight-complex="bold" fo:hyphenate="false" fo:hyphenation-remain-char-count="0" fo:hyphenation-push-char-count="0"/>
    </style:style>
    <style:style style:name="P22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3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4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5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6" style:family="paragraph" style:parent-style-name="Standard" style:master-page-name="">
      <style:paragraph-properties fo:margin-left="0cm" fo:margin-right="0cm" fo:margin-top="0cm" fo:margin-bottom="0.6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7" style:family="paragraph" style:parent-style-name="Standard" style:master-page-name="">
      <style:paragraph-properties fo:margin-left="0cm" fo:margin-right="0cm" fo:margin-top="0cm" fo:margin-bottom="1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8" style:family="paragraph" style:parent-style-name="Standard">
      <style:paragraph-properties fo:margin-left="0cm" fo:margin-right="0cm" fo:margin-top="0cm" fo:margin-bottom="3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9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P30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pple SD Gothic Neo" fo:font-size="14pt" style:font-size-asian="14pt" style:font-size-complex="14pt" fo:hyphenate="false" fo:hyphenation-remain-char-count="0" fo:hyphenation-push-char-count="0"/>
    </style:style>
    <style:style style:name="P31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venir Next Condensed" fo:font-size="14pt" style:font-size-asian="14pt" style:font-size-complex="14pt" fo:hyphenate="false" fo:hyphenation-remain-char-count="0" fo:hyphenation-push-char-count="0"/>
    </style:style>
    <style:style style:name="P32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33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venir Next Condensed" fo:font-size="14pt" style:font-size-asian="14pt" style:font-size-complex="14pt" fo:hyphenate="false" fo:hyphenation-remain-char-count="0" fo:hyphenation-push-char-count="0"/>
    </style:style>
    <style:style style:name="P34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5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6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7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8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9" style:family="paragraph" style:parent-style-name="Standard" style:master-page-name="MP0">
      <style:paragraph-properties fo:text-align="start" style:justify-single-word="false" style:page-number="auto" fo:break-before="page" fo:background-color="transparent">
        <style:background-image/>
      </style:paragraph-properties>
    </style:style>
    <style:style style:name="P40" style:family="paragraph" style:parent-style-name="Standard" style:list-style-name="L1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1" style:family="paragraph" style:parent-style-name="Standard" style:list-style-name="L1">
      <style:paragraph-properties fo:margin-left="0cm" fo:margin-right="0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2" style:family="paragraph" style:parent-style-name="Standard" style:list-style-name="L1" style:master-page-name="">
      <style:paragraph-properties fo:margin-left="0cm" fo:margin-right="0cm" fo:margin-top="0.6cm" fo:margin-bottom="0.6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3" style:family="paragraph" style:parent-style-name="Standard">
      <style:paragraph-properties loext:contextual-spacing="false" fo:margin-left="0cm" fo:margin-right="0cm" fo:margin-top="0cm" fo:margin-bottom="2.401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ff9999" style:font-name="Chalkduster" fo:font-size="16pt" style:font-size-asian="16pt" style:font-size-complex="16pt" fo:hyphenate="false" fo:hyphenation-remain-char-count="0" fo:hyphenation-push-char-count="0"/>
    </style:style>
    <style:style style:name="P44" style:family="paragraph" style:parent-style-name="Standard">
      <style:paragraph-properties loext:contextual-spacing="false" fo:margin-left="0.406cm" fo:margin-right="0.482cm" fo:margin-top="1cm" fo:margin-bottom="1cm" fo:line-height="150%" fo:text-align="center" style:justify-single-word="false" fo:hyphenation-ladder-count="no-limit" fo:text-indent="0cm" style:auto-text-indent="false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/>
    </style:style>
    <style:style style:name="T3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" style:family="text">
      <style:text-properties fo:color="#ffff66" fo:font-size="15pt" style:font-size-asian="15pt" style:font-size-complex="15pt"/>
    </style:style>
    <style:style style:name="T7" style:family="text">
      <style:text-properties fo:color="#ffff66" style:font-name="Chalkduster"/>
    </style:style>
    <style:style style:name="T8" style:family="text">
      <style:text-properties fo:color="#ffff66" style:font-name="Chalkduster" fo:font-size="15pt" style:font-size-asian="15pt" style:font-size-complex="15pt"/>
    </style:style>
    <style:style style:name="T9" style:family="text">
      <style:text-properties fo:color="#ffff66" style:font-name="Chalkduster" fo:font-size="20pt" style:font-size-asian="20pt" style:font-size-complex="20pt"/>
    </style:style>
    <style:style style:name="T10" style:family="text">
      <style:text-properties fo:color="#ffff66" fo:font-size="20pt" style:font-size-asian="20pt" style:font-size-complex="20pt"/>
    </style:style>
    <style:style style:name="T11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cc99" fo:font-size="14pt" style:font-size-asian="14pt" style:font-size-complex="14pt"/>
    </style:style>
    <style:style style:name="T17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20" style:family="text">
      <style:text-properties fo:color="#000000"/>
    </style:style>
    <style:style style:name="T21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color="#000000" fo:font-size="15pt" style:font-size-asian="15pt" style:font-size-complex="15pt"/>
    </style:style>
    <style:style style:name="T23" style:family="text">
      <style:text-properties fo:color="#000000" fo:font-size="20pt" style:font-size-asian="20pt" style:font-size-complex="20pt"/>
    </style:style>
    <style:style style:name="T24" style:family="text">
      <style:text-properties fo:color="#ffffff" style:font-name="Apple SD Gothic Neo" fo:font-size="44pt" style:font-size-asian="38.5pt" style:font-size-complex="44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ffcccc" style:font-name="Chalkduster"/>
    </style:style>
    <style:style style:name="T27" style:family="text">
      <style:text-properties fo:color="#ffcccc" style:font-name="Chalkduster" fo:font-size="16pt" style:font-size-asian="16pt" style:font-size-complex="16pt"/>
    </style:style>
    <style:style style:name="T28" style:family="text">
      <style:text-properties fo:color="#ffcccc" style:font-name="Chalkduster" fo:font-size="20pt" style:font-size-asian="20pt" style:font-size-complex="20pt"/>
    </style:style>
    <style:style style:name="T29" style:family="text">
      <style:text-properties fo:color="#ff9999" style:font-name="Chalkduster"/>
    </style:style>
    <style:style style:name="T30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ff99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32" style:family="text">
      <style:text-properties fo:color="#ff9999" style:font-name="Chalkduster" fo:font-size="16pt" style:font-size-asian="16pt" style:font-size-complex="16pt"/>
    </style:style>
    <style:style style:name="T33" style:family="text">
      <style:text-properties fo:color="#ff9999" style:font-name="Chalkduster" fo:font-size="20pt" style:font-size-asian="20pt" style:font-size-complex="20pt"/>
    </style:style>
    <style:style style:name="T34" style:family="text">
      <style:text-properties fo:color="#ff99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color="#ffff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36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37" style:family="text">
      <style:text-properties fo:color="#ffff00"/>
    </style:style>
    <style:style style:name="T38" style:family="text">
      <style:text-properties fo:color="#ffff00" fo:font-size="20pt" style:font-size-asian="20pt" style:font-size-complex="20pt"/>
    </style:style>
    <style:style style:name="T39" style:family="text">
      <style:text-properties style:font-name="Chalkduste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Absatz-Standardschriftart"><text:span text:style-name="T24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3"/></text:span></text:p>
      <text:p text:style-name="P3"><text:span text:style-name="Absatz-Standardschriftart"><text:span text:style-name="T4">Ganzheitliche Geburtsvorbereitung durch Tanzen</text:span></text:span></text:p>
      <text:p text:style-name="P3"><text:span text:style-name="Absatz-Standardschriftart"><text:span text:style-name="T3"/></text:span></text:p>
      <text:p text:style-name="P4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4"/>
      <text:p text:style-name="P3"><text:span text:style-name="Absatz-Standardschriftart"><text:span text:style-name="T31">Eine wunderbare Reise zu </text:span></text:span><text:span text:style-name="Absatz-Standardschriftart"><text:span text:style-name="T35">DIR</text:span></text:span><text:span text:style-name="Absatz-Standardschriftart"><text:span text:style-name="T31"> und deinem Kind</text:span></text:span></text:p>
      <text:p text:style-name="P6"><text:span text:style-name="Absatz-Standardschriftart"><text:span text:style-name="T5"/></text:span></text:p>
      <text:p text:style-name="P7"><text:span text:style-name="Absatz-Standardschriftart"><text:span text:style-name="T12">Tanzen</text:span></text:span><text:span text:style-name="Absatz-Standardschriftart"><text:span text:style-name="T13"> ist die uralte Kunst, große Ereignisse emotional zu bewältigen. Und doch ist es kinderleicht. Denn es bedeutet schlicht, sich </text:span></text:span><text:span text:style-name="Absatz-Standardschriftart"><text:span text:style-name="T12">authentisch</text:span></text:span><text:span text:style-name="Absatz-Standardschriftart"><text:span text:style-name="T13"> auszudrücken - das was innen ist, durch </text:span></text:span><text:span text:style-name="Absatz-Standardschriftart"><text:span text:style-name="T12">natürliche Bewegungen</text:span></text:span><text:span text:style-name="Absatz-Standardschriftart"><text:span text:style-name="T13"> nach außen hin zu manifes­tieren. Ästhetik, Sportlichkeit, spezielle Schritte oder Choreografien sind hierbei gar nicht gefragt.</text:span></text:span></text:p>
      <text:p text:style-name="P8"><text:span text:style-name="Absatz-Standardschriftart"><text:span text:style-name="T19"/></text:span></text:p>
      <text:p text:style-name="P9"><text:span text:style-name="Absatz-Standardschriftart"><text:span text:style-name="T30">Jede Schwangere kann tanzen!</text:span></text:span></text:p>
      <text:p text:style-name="P8"><text:span text:style-name="Absatz-Standardschriftart"><text:span text:style-name="T21"/></text:span></text:p>
      <text:p text:style-name="P8"><text:span text:style-name="Absatz-Standardschriftart"><text:span text:style-name="T12">Ohne Anstrengung</text:span></text:span><text:span text:style-name="Absatz-Standardschriftart"><text:span text:style-name="T13">, nur mit Freude und Leichtigkeit.</text:span></text:span></text:p>
      <text:p text:style-name="P8"><text:span text:style-name="Absatz-Standardschriftart"><text:span text:style-name="T12"/></text:span></text:p>
      <text:p text:style-name="P8"><text:span text:style-name="Absatz-Standardschriftart"><text:span text:style-name="T12">Gemeinsam</text:span></text:span><text:span text:style-name="Absatz-Standardschriftart"><text:span text:style-name="T13"> mit anderen Schwangeren tanzt du in einem geschützten Rahmen sprichwörtlich durch „</text:span></text:span><text:span text:style-name="Absatz-Standardschriftart"><text:span text:style-name="T12">alle Höhen und Tiefen</text:span></text:span><text:span text:style-name="Absatz-Standardschriftart"><text:span text:style-name="T13">“ deiner Schwangerschaft - immer mit dem Fokus auf deinen sich wandelnden </text:span></text:span><text:span text:style-name="Absatz-Standardschriftart"><text:span text:style-name="T12">Körper</text:span></text:span><text:span text:style-name="Absatz-Standardschriftart"><text:span text:style-name="T13">, dein Erleben im Hier und Jetzt und den Ausdruck deiner inneren </text:span></text:span><text:span text:style-name="Absatz-Standardschriftart"><text:span text:style-name="T12">Impulse</text:span></text:span><text:span text:style-name="Absatz-Standardschriftart"><text:span text:style-name="T13">... Die Musik und das Tanzen unter liebevoller Anleitung sollen deine natürlichen Potentiale anregen und zu voller Blüte bringen. Mit </text:span></text:span><text:span text:style-name="Absatz-Standardschriftart"><text:span text:style-name="T12">Biodanza</text:span></text:span><text:span text:style-name="Absatz-Standardschriftart"><text:span text:style-name="T13"> möchte ich dir helfen, während der </text:span></text:span><text:span text:style-name="Absatz-Standardschriftart"><text:span text:style-name="T12">Geburt</text:span></text:span><text:span text:style-name="Absatz-Standardschriftart"><text:span text:style-name="T13"> mit den starken Körperer­fahrungen </text:span></text:span><text:span text:style-name="Absatz-Standardschriftart"><text:span text:style-name="T12">umzugehen </text:span></text:span><text:span text:style-name="Absatz-Standardschriftart"><text:span text:style-name="T13">und sie</text:span></text:span><text:span text:style-name="Absatz-Standardschriftart"><text:span text:style-name="T12"> </text:span></text:span><text:span text:style-name="Absatz-Standardschriftart"><text:span text:style-name="T13">in eine</text:span></text:span><text:span text:style-name="Absatz-Standardschriftart"><text:span text:style-name="T12"> kraftvolle, authentisch gelebte Erfahrung </text:span></text:span><text:span text:style-name="Absatz-Standardschriftart"><text:span text:style-name="T13">zu verwandeln. </text:span></text:span></text:p>
      <text:p text:style-name="P10"><text:span text:style-name="Absatz-Standardschriftart"><text:span text:style-name="T13"/></text:span></text:p>
      <text:p text:style-name="P11"><text:span text:style-name="Absatz-Standardschriftart"><text:span text:style-name="T13">Dabei ist es </text:span></text:span><text:span text:style-name="Absatz-Standardschriftart"><text:span text:style-name="T12">ganz egal in welcher Woche du anfängst.</text:span></text:span><text:span text:style-name="Absatz-Standardschriftart"><text:span text:style-name="T13"> </text:span></text:span></text:p>
      <text:p text:style-name="P11"><text:span text:style-name="Absatz-Standardschriftart"><text:span text:style-name="T21"/></text:span></text:p>
      <text:p text:style-name="P34"><text:span text:style-name="Absatz-Standardschriftart"><text:span text:style-name="T30">Eine Geburt ist ein einzigartiges Geschehen.</text:span></text:span></text:p>
      <text:p text:style-name="P35"><text:span text:style-name="Absatz-Standardschriftart"><text:span text:style-name="T30"><text:s/></text:span></text:span></text:p>
      <text:p text:style-name="P35"><text:soft-page-break/><text:span text:style-name="Absatz-Standardschriftart"><text:span text:style-name="T30">So einzigartig wie du selbst.</text:span></text:span></text:p>
      <text:p text:style-name="P14"><text:span text:style-name="Absatz-Standardschriftart"><text:span text:style-name="T21"/></text:span></text:p>
      <text:p text:style-name="P15"><text:span text:style-name="Absatz-Standardschriftart"><text:span text:style-name="T13">Die </text:span></text:span><text:span text:style-name="Absatz-Standardschriftart"><text:span text:style-name="T12">besondere Musik</text:span></text:span><text:span text:style-name="Absatz-Standardschriftart"><text:span text:style-name="T13"> und die Bewegungen in Biodanza werden dir dabei helfen, die für </text:span></text:span><text:span text:style-name="Absatz-Standardschriftart"><text:span text:style-name="T12">D I C H </text:span></text:span><text:span text:style-name="Absatz-Standardschriftart"><text:span text:style-name="T13">und </text:span></text:span><text:span text:style-name="Absatz-Standardschriftart"><text:span text:style-name="T12">D E I N E</text:span></text:span><text:span text:style-name="Absatz-Standardschriftart"><text:span text:style-name="T13"> Geburt richtigen, essenziellen Bewegungen auf ganz natürliche, organische Weise aus dir heraus zu entwickeln </text:span></text:span></text:p>
      <text:p text:style-name="P16"><text:span text:style-name="Absatz-Standardschriftart"><text:span text:style-name="T13">und zu genießen. </text:span></text:span></text:p>
      <text:p text:style-name="P17"><text:span text:style-name="Absatz-Standardschriftart"><text:span text:style-name="T13"/></text:span></text:p>
      <text:p text:style-name="P17"><text:span text:style-name="Absatz-Standardschriftart"><text:span text:style-name="T12">Ängste</text:span></text:span><text:span text:style-name="Absatz-Standardschriftart"><text:span text:style-name="T13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12">dein Urvertrauen</text:span></text:span><text:span text:style-name="Absatz-Standardschriftart"><text:span text:style-name="T13"> in deine natürliche Fähigkeit, zu gebären, ge</text:span></text:span><text:span text:style-name="Absatz-Standardschriftart"><text:span text:style-name="T12">stärkt wird</text:span></text:span><text:span text:style-name="Absatz-Standardschriftart"><text:span text:style-name="T13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7"><text:span text:style-name="Absatz-Standardschriftart"><text:span text:style-name="T13">Dein Leben mit einem wunderbaren Wesen, deinem Kind!</text:span></text:span></text:p>
      <text:p text:style-name="P11"><text:span text:style-name="Absatz-Standardschriftart"><text:span text:style-name="T36"/></text:span></text:p>
      <text:p text:style-name="P11"><text:span text:style-name="Absatz-Standardschriftart"><text:span text:style-name="T13">Nach dem Kurs wirst du dich in deinem Körper mehr zuhause fühlen, um dadurch gestärkt und vertrauensvol­ler in eine </text:span></text:span><text:span text:style-name="Absatz-Standardschriftart"><text:span text:style-name="T12">selbstbestimmte Geburt</text:span></text:span><text:span text:style-name="Absatz-Standardschriftart"><text:span text:style-name="T13"> starten zu können. </text:span></text:span></text:p>
      <text:p text:style-name="P11"><text:span text:style-name="Absatz-Standardschriftart"><text:span text:style-name="T13"/></text:span></text:p>
      <text:p text:style-name="P13">Ähnlich wie bei Atem-, Achtsamkeits- oder Hypnose­übungen im HypnoBirthing geht es in Biodanza darum, dich nach innen zu wenden – hier aber in Verbindung mit <text:span text:style-name="T18">freudvoller, authentischer, natürlicher Bewegung</text:span> - und in einem <text:span text:style-name="T18">liebevollen, schützenden </text:span><text:span text:style-name="T25">und</text:span><text:span text:style-name="T18"> nährenden Kreis</text:span><text:span text:style-name="T25"> mit anderen Frauen</text:span>, die auf dem gleichen Weg sind, wie du!</text:p>
      <text:p text:style-name="P12"/>
      <text:p text:style-name="P12"><text:soft-page-break/></text:p>
      <text:p text:style-name="P18"><text:span text:style-name="Absatz-Standardschriftart"><text:span text:style-name="T34">Komm mit auf die Entdeckungsreise<text:line-break/>zu dir und deinem Kind!</text:span></text:span></text:p>
      <text:p text:style-name="P5"><text:span text:style-name="Absatz-Standardschriftart"><text:span text:style-name="T11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38"><text:span text:style-name="Absatz-Standardschriftart"><text:span text:style-name="T14">Für Biodanza brauchst du keine Vorkenntnisse.</text:span></text:span></text:p>
      <text:p text:style-name="P36"><text:span text:style-name="Absatz-Standardschriftart"><text:span text:style-name="T14"><text:line-break/></text:span></text:span><text:span text:style-name="T15">Kurse in Basel, Freiburg und Müllheim</text:span></text:p>
      <text:p text:style-name="P37"><text:line-break/></text:p>
      <text:list xml:id="list5966050214276755153" text:style-name="L1">
        <text:list-header>
          <text:p text:style-name="P40">Ein schönes Geschenk, das du dir und deinem Kind machen kannst, </text:p>
          <text:p text:style-name="P41">ist auch eine speziell auf deine Bedürfnisse abgestimmte</text:p>
          <text:p text:style-name="P42"><text:span text:style-name="T39">EINZELSITZUNG</text:span> </text:p>
        </text:list-header>
      </text:list>
      <text:p text:style-name="P24">Das ist eine wunderbare Gelegenheit, dich auf besonders tiefe Weise <text:soft-page-break/>mit deinem Kind zu verbinden.</text:p>
      <text:p text:style-name="P27">Sprich oder schreib mich einfach an!</text:p>
      <text:p text:style-name="P28"><text:s/></text:p>
      <text:p text:style-name="P22"/>
      <text:p text:style-name="P21">UNSER NÄCHSTER TANZ FINDET STATT</text:p>
      <text:p text:style-name="P19"/>
      <text:p text:style-name="P25">SONNTAG, 1. JULI <text:s/></text:p>
      <text:p text:style-name="P19">von 10 – ca. 11.30 UHR </text:p>
      <text:p text:style-name="P23">in den räumen für körper, geist und seele (mitte3)</text:p>
      <text:p text:style-name="P26">unternehmen mitte, BASEL</text:p>
      <text:p text:style-name="P20">Du bist herzlich willkommen in unserem Kreis!</text:p>
      <text:p text:style-name="P43"/>
      <text:p text:style-name="P44"><text:soft-page-break/><text:span text:style-name="T33">Anmeldung und Beratung:</text:span><text:span text:style-name="T28"><text:line-break/></text:span><text:a xlink:type="simple" xlink:href="mailto:Angela.Fauvel@gmx.de?subject=Biodanza%20-%20Anmeldung%20und%20Termine" text:style-name="Internet_20_link" text:visited-style-name="Visited_20_Internet_20_Link"><text:span text:style-name="T38">Angela.Fauvel@gmx.de</text:span></text:a><text:span text:style-name="T10"> </text:span><text:span text:style-name="T23">/ </text:span><text:span text:style-name="T9">+49–176–96 899 307</text:span></text:p>
      <text:p text:style-name="P29"/>
      <text:p text:style-name="P29"/>
      <text:p text:style-name="P29"><draw:frame draw:style-name="fr3" draw:name="Grafik3" text:anchor-type="as-char" svg:width="13.213cm" svg:height="8.752cm" draw:z-index="2"><draw:image xlink:href="Pictures/1000000000000640000004243EED2303.jpg" xlink:type="simple" xlink:show="embed" xlink:actuate="onLoad"/></draw:frame></text:p>
      <text:p text:style-name="P29"/>
      <text:p text:style-name="P30"><text:span text:style-name="T29">Über mich:</text:span> </text:p>
      <text:p text:style-name="P33">Von Beruf Lehrerin, tanze ich seit vielen Jahren leidenschaftlich Biodanza und bin ausgebildete Biodanzafacilitatorin (unter Supervision von Dipl.Psych. Hildegard Peñaloza von der Biodanza-Schule Freiburg). </text:p>
      <text:p text:style-name="P31"/>
      <text:p text:style-name="P32"><text:span text:style-name="T16">Ich bin Mutter dreier Kinder und habe viel Erfahrung rund um (Tanz und) </text:span><text:soft-page-break/><text:span text:style-name="T16">Schwangerschaft, (Allein- und Haus-)Geburt sowie Leben mit Kindern und Familie. </text:span><text:span text:style-name="Absatz-Standardschriftart"><text:span text:style-name="T17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style style:name="MP2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6-26T11:11:49</dc:date>
    <meta:editing-cycles>87</meta:editing-cycles>
    <meta:editing-duration>P26DT8H49M20S</meta:editing-duration>
    <meta:printed-by>Angela Fauvel</meta:printed-by>
    <meta:print-date>2018-04-27T12:13:58</meta:print-date>
    <dc:creator>Angela Fauvel</dc:creator>
    <meta:document-statistic meta:table-count="0" meta:image-count="3" meta:object-count="0" meta:page-count="9" meta:paragraph-count="40" meta:word-count="552" meta:character-count="3683"/>
    <meta:template xlink:type="simple" xlink:actuate="onRequest" xlink:title="" xlink:href="../../../../../../../angela/Desktop/Biodanza%20für%20Schwangere_VS_Angela_Vorschläge_14.04.18.odt/Normal"/>
  </office:meta>
</office:document-meta>
</file>